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number-style style:name="N10001" number:language="es" number:country="UY">
      <number:number number:decimal-places="0" number:min-integer-digits="1"/>
    </number:number-style>
    <number:time-style style:name="N10045" number:language="es" number:country="UY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10045"/>
    <style:style style:name="ce3" style:family="table-cell" style:parent-style-name="Default" style:data-style-name="N1000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DATA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, Time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number-columns-repeated="10"/>
          <table:table-cell table:style-name="ce1" office:value-type="time" office:time-value="PT00H00M00.19S">
            <text:p>00:00,19</text:p>
          </table:table-cell>
          <table:table-cell office:value-type="float" office:value="22142">
            <text:p>22142</text:p>
          </table:table-cell>
          <table:table-cell table:style-name="ce1" office:value-type="time" office:time-value="PT00H00M00.1S">
            <text:p>00:00,10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71S">
            <text:p>00:00,71</text:p>
          </table:table-cell>
          <table:table-cell office:value-type="float" office:value="48217">
            <text:p>48217</text:p>
          </table:table-cell>
          <table:table-cell table:style-name="ce1" office:value-type="time" office:time-value="PT00H00M00.57S">
            <text:p>00:00,57</text:p>
          </table:table-cell>
          <table:table-cell table:style-name="ce1" office:value-type="time" office:time-value="PT00H00M00.7S">
            <text:p>00:00,70</text:p>
          </table:table-cell>
          <table:table-cell office:value-type="float" office:value="48217">
            <text:p>48217</text:p>
          </table:table-cell>
          <table:table-cell table:style-name="ce1" office:value-type="time" office:time-value="PT00H00M00.57S">
            <text:p>00:00,57</text:p>
          </table:table-cell>
          <table:table-cell table:style-name="ce1" office:value-type="time" office:time-value="PT00H00M00.7S">
            <text:p>00:00,70</text:p>
          </table:table-cell>
          <table:table-cell office:value-type="float" office:value="48217">
            <text:p>48217</text:p>
          </table:table-cell>
          <table:table-cell table:style-name="ce1" office:value-type="time" office:time-value="PT00H00M00.56S">
            <text:p>00:00,56</text:p>
          </table:table-cell>
          <table:table-cell/>
          <table:table-cell table:style-name="ce2" office:value-type="time" office:time-value="PT00H00M00.35S">
            <text:p>00:00,35</text:p>
          </table:table-cell>
          <table:table-cell office:value-type="float" office:value="64488">
            <text:p>64488</text:p>
          </table:table-cell>
          <table:table-cell table:style-name="ce2" office:value-type="time" office:time-value="PT00H00M00.17S">
            <text:p>00:00,17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4.25S">
            <text:p>00:04,25</text:p>
          </table:table-cell>
          <table:table-cell office:value-type="float" office:value="252936">
            <text:p>252936</text:p>
          </table:table-cell>
          <table:table-cell table:style-name="ce1" office:value-type="time" office:time-value="PT00H00M03.52S">
            <text:p>00:03,52</text:p>
          </table:table-cell>
          <table:table-cell table:style-name="ce1" office:value-type="time" office:time-value="PT00H00M04.25S">
            <text:p>00:04,25</text:p>
          </table:table-cell>
          <table:table-cell office:value-type="float" office:value="252936">
            <text:p>252936</text:p>
          </table:table-cell>
          <table:table-cell table:style-name="ce1" office:value-type="time" office:time-value="PT00H00M03.51S">
            <text:p>00:03,51</text:p>
          </table:table-cell>
          <table:table-cell table:style-name="ce1" office:value-type="time" office:time-value="PT00H00M04.28S">
            <text:p>00:04,28</text:p>
          </table:table-cell>
          <table:table-cell office:value-type="float" office:value="252936">
            <text:p>252936</text:p>
          </table:table-cell>
          <table:table-cell table:style-name="ce1" office:value-type="time" office:time-value="PT00H00M03.48S">
            <text:p>00:03,48</text:p>
          </table:table-cell>
          <table:table-cell/>
          <table:table-cell table:style-name="ce2" office:value-type="time" office:time-value="PT00H00M01.35S">
            <text:p>00:01,35</text:p>
          </table:table-cell>
          <table:table-cell office:value-type="float" office:value="119068">
            <text:p>119068</text:p>
          </table:table-cell>
          <table:table-cell table:style-name="ce2" office:value-type="time" office:time-value="PT00H00M00.74S">
            <text:p>00:00,74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6.45S">
            <text:p>00:06,45</text:p>
          </table:table-cell>
          <table:table-cell office:value-type="float" office:value="383749">
            <text:p>383749</text:p>
          </table:table-cell>
          <table:table-cell table:style-name="ce1" office:value-type="time" office:time-value="PT00H00M05.17S">
            <text:p>00:05,17</text:p>
          </table:table-cell>
          <table:table-cell table:style-name="ce1" office:value-type="time" office:time-value="PT00H00M06.46S">
            <text:p>00:06,46</text:p>
          </table:table-cell>
          <table:table-cell office:value-type="float" office:value="383749">
            <text:p>383749</text:p>
          </table:table-cell>
          <table:table-cell table:style-name="ce1" office:value-type="time" office:time-value="PT00H00M05.17S">
            <text:p>00:05,17</text:p>
          </table:table-cell>
          <table:table-cell table:style-name="ce1" office:value-type="time" office:time-value="PT00H00M06.49S">
            <text:p>00:06,49</text:p>
          </table:table-cell>
          <table:table-cell office:value-type="float" office:value="383749">
            <text:p>383749</text:p>
          </table:table-cell>
          <table:table-cell table:style-name="ce1" office:value-type="time" office:time-value="PT00H00M05.13S">
            <text:p>00:05,13</text:p>
          </table:table-cell>
          <table:table-cell/>
          <table:table-cell table:style-name="ce2" office:value-type="time" office:time-value="PT00H00M03.32S">
            <text:p>00:03,32</text:p>
          </table:table-cell>
          <table:table-cell office:value-type="float" office:value="382874">
            <text:p>382874</text:p>
          </table:table-cell>
          <table:table-cell table:style-name="ce2" office:value-type="time" office:time-value="PT00H00M01.74S">
            <text:p>00:01,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EX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OK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OK</text:p>
          </table:table-cell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OK</text:p>
          </table:table-cell>
          <table:table-cell/>
          <table:table-cell office:value-type="string">
            <text:p>Time</text:p>
          </table:table-cell>
          <table:table-cell office:value-type="string">
            <text:p>Space</text:p>
          </table:table-cell>
          <table:table-cell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z</text:p>
          </table:table-cell>
          <table:table-cell table:number-columns-repeated="10"/>
          <table:table-cell table:style-name="ce1" office:value-type="time" office:time-value="PT00H00M00.07S">
            <text:p>00:00,07</text:p>
          </table:table-cell>
          <table:table-cell office:value-type="float" office:value="7397">
            <text:p>7397</text:p>
          </table:table-cell>
          <table:table-cell table:style-name="ce1" office:value-type="time" office:time-value="PT00H00M00.02S">
            <text:p>00:00,02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style-name="ce1" office:value-type="time" office:time-value="PT00H00M00.38S">
            <text:p>00:00,38</text:p>
          </table:table-cell>
          <table:table-cell office:value-type="float" office:value="42179">
            <text:p>42179</text:p>
          </table:table-cell>
          <table:table-cell table:style-name="ce1" office:value-type="time" office:time-value="PT00H00M00.23S">
            <text:p>00:00,23</text:p>
          </table:table-cell>
          <table:table-cell table:style-name="ce1" office:value-type="time" office:time-value="PT00H00M00.38S">
            <text:p>00:00,38</text:p>
          </table:table-cell>
          <table:table-cell office:value-type="float" office:value="42179">
            <text:p>42179</text:p>
          </table:table-cell>
          <table:table-cell table:style-name="ce1" office:value-type="time" office:time-value="PT00H00M00.23S">
            <text:p>00:00,23</text:p>
          </table:table-cell>
          <table:table-cell table:style-name="ce1" office:value-type="time" office:time-value="PT00H00M00.38S">
            <text:p>00:00,38</text:p>
          </table:table-cell>
          <table:table-cell office:value-type="float" office:value="42179">
            <text:p>42179</text:p>
          </table:table-cell>
          <table:table-cell table:style-name="ce1" office:value-type="time" office:time-value="PT00H00M00.23S">
            <text:p>00:00,23</text:p>
          </table:table-cell>
          <table:table-cell/>
          <table:table-cell table:style-name="ce2" office:value-type="time" office:time-value="PT00H00M00.16S">
            <text:p>00:00,16</text:p>
          </table:table-cell>
          <table:table-cell office:value-type="float" office:value="28360">
            <text:p>28360</text:p>
          </table:table-cell>
          <table:table-cell table:style-name="ce2" office:value-type="time" office:time-value="PT00H00M00.08S">
            <text:p>00:00,08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style-name="ce1" office:value-type="time" office:time-value="PT00H00M01.91S">
            <text:p>00:01,91</text:p>
          </table:table-cell>
          <table:table-cell office:value-type="float" office:value="172203">
            <text:p>172203</text:p>
          </table:table-cell>
          <table:table-cell table:style-name="ce1" office:value-type="time" office:time-value="PT00H00M01.14S">
            <text:p>00:01,14</text:p>
          </table:table-cell>
          <table:table-cell table:style-name="ce1" office:value-type="time" office:time-value="PT00H00M01.91S">
            <text:p>00:01,91</text:p>
          </table:table-cell>
          <table:table-cell office:value-type="float" office:value="172203">
            <text:p>172203</text:p>
          </table:table-cell>
          <table:table-cell table:style-name="ce1" office:value-type="time" office:time-value="PT00H00M01.14S">
            <text:p>00:01,14</text:p>
          </table:table-cell>
          <table:table-cell table:style-name="ce1" office:value-type="time" office:time-value="PT00H00M01.93S">
            <text:p>00:01,93</text:p>
          </table:table-cell>
          <table:table-cell office:value-type="float" office:value="172203">
            <text:p>172203</text:p>
          </table:table-cell>
          <table:table-cell table:style-name="ce1" office:value-type="time" office:time-value="PT00H00M01.14S">
            <text:p>00:01,14</text:p>
          </table:table-cell>
          <table:table-cell/>
          <table:table-cell table:style-name="ce2" office:value-type="time" office:time-value="PT00H00M00.64S">
            <text:p>00:00,64</text:p>
          </table:table-cell>
          <table:table-cell office:value-type="float" office:value="55681">
            <text:p>55681</text:p>
          </table:table-cell>
          <table:table-cell table:style-name="ce2" office:value-type="time" office:time-value="PT00H00M00.3S">
            <text:p>00:00,30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style-name="ce1" office:value-type="time" office:time-value="PT00H00M02.85S">
            <text:p>00:02,85</text:p>
          </table:table-cell>
          <table:table-cell office:value-type="float" office:value="215783">
            <text:p>215783</text:p>
          </table:table-cell>
          <table:table-cell table:style-name="ce1" office:value-type="time" office:time-value="PT00H00M01.52S">
            <text:p>00:01,52</text:p>
          </table:table-cell>
          <table:table-cell table:style-name="ce1" office:value-type="time" office:time-value="PT00H00M02.85S">
            <text:p>00:02,85</text:p>
          </table:table-cell>
          <table:table-cell office:value-type="float" office:value="215783">
            <text:p>215783</text:p>
          </table:table-cell>
          <table:table-cell table:style-name="ce1" office:value-type="time" office:time-value="PT00H00M01.52S">
            <text:p>00:01,52</text:p>
          </table:table-cell>
          <table:table-cell table:style-name="ce1" office:value-type="time" office:time-value="PT00H00M02.82S">
            <text:p>00:02,82</text:p>
          </table:table-cell>
          <table:table-cell office:value-type="float" office:value="215783">
            <text:p>215783</text:p>
          </table:table-cell>
          <table:table-cell table:style-name="ce1" office:value-type="time" office:time-value="PT00H00M01.52S">
            <text:p>00:01,52</text:p>
          </table:table-cell>
          <table:table-cell/>
          <table:table-cell table:style-name="ce2" office:value-type="time" office:time-value="PT00H00M01.09S">
            <text:p>00:01,09</text:p>
          </table:table-cell>
          <table:table-cell office:value-type="float" office:value="116211">
            <text:p>116211</text:p>
          </table:table-cell>
          <table:table-cell table:style-name="ce2" office:value-type="time" office:time-value="PT00H00M00.69S">
            <text:p>00:00,69</text:p>
          </table:table-cell>
        </table:table-row>
        <table:table-row table:style-name="ro3" table:number-rows-repeated="104856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Hoja2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6" table:default-cell-style-name="ce1"/>
        <table:table-column table:style-name="co6" table:default-cell-style-name="Default"/>
        <table:table-column table:style-name="co6" table:default-cell-style-name="ce2"/>
        <table:table-column table:style-name="co6" table:default-cell-style-name="Default"/>
        <table:table-column table:style-name="co6" table:default-cell-style-name="ce2"/>
        <table:table-row table:style-name="ro3">
          <table:table-cell office:value-type="string">
            <text:p>DATA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, Time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4">
          <table:table-cell office:value-type="string">
            <text:p>50k</text:p>
          </table:table-cell>
          <table:table-cell office:value-type="string">
            <text:p>Kurtz</text:p>
          </table:table-cell>
          <table:table-cell office:value-type="time" office:time-value="PT00H00M00.05S">
            <text:p>00:00,05</text:p>
          </table:table-cell>
          <table:table-cell office:value-type="float" office:value="43351">
            <text:p>43351</text:p>
          </table:table-cell>
          <table:table-cell office:value-type="time" office:time-value="PT00H00M00.01S">
            <text:p>00:00,01</text:p>
          </table:table-cell>
          <table:table-cell office:value-type="time" office:time-value="PT00H00M00.05S">
            <text:p>00:00,05</text:p>
          </table:table-cell>
          <table:table-cell office:value-type="float" office:value="43351">
            <text:p>43351</text:p>
          </table:table-cell>
          <table:table-cell office:value-type="time" office:time-value="PT00H00M00.01S">
            <text:p>00:00,01</text:p>
          </table:table-cell>
          <table:table-cell office:value-type="time" office:time-value="PT00H00M00.05S">
            <text:p>00:00,05</text:p>
          </table:table-cell>
          <table:table-cell office:value-type="float" office:value="43351">
            <text:p>43351</text:p>
          </table:table-cell>
          <table:table-cell office:value-type="time" office:time-value="PT00H00M00.03S">
            <text:p>00:00,03</text:p>
          </table:table-cell>
          <table:table-cell/>
          <table:table-cell table:formula="of:=AVERAGE([.C3];[.F3];[.I3])" office:value-type="time" office:time-value="PT00H00M00.05S">
            <text:p>00:00,05</text:p>
          </table:table-cell>
          <table:table-cell table:formula="of:=AVERAGE([.D3];[.G3];[.J3])" office:value-type="float" office:value="43351">
            <text:p>43351</text:p>
          </table:table-cell>
          <table:table-cell table:formula="of:=AVERAGE([.E3];[.H3];[.K3])" office:value-type="time" office:time-value="PT00H00M00.016667S">
            <text:p>00:00,02</text:p>
          </table:table-cell>
        </table:table-row>
        <table:table-row table:style-name="ro4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35S">
            <text:p>00:00,35</text:p>
          </table:table-cell>
          <table:table-cell office:value-type="float" office:value="51901">
            <text:p>51901</text:p>
          </table:table-cell>
          <table:table-cell office:value-type="time" office:time-value="PT00H00M00.18S">
            <text:p>00:00,18</text:p>
          </table:table-cell>
          <table:table-cell office:value-type="time" office:time-value="PT00H00M00.34S">
            <text:p>00:00,34</text:p>
          </table:table-cell>
          <table:table-cell office:value-type="float" office:value="51901">
            <text:p>51901</text:p>
          </table:table-cell>
          <table:table-cell office:value-type="time" office:time-value="PT00H00M00.18S">
            <text:p>00:00,18</text:p>
          </table:table-cell>
          <table:table-cell office:value-type="time" office:time-value="PT00H00M00.34S">
            <text:p>00:00,34</text:p>
          </table:table-cell>
          <table:table-cell office:value-type="float" office:value="51901">
            <text:p>51901</text:p>
          </table:table-cell>
          <table:table-cell office:value-type="time" office:time-value="PT00H00M00.19S">
            <text:p>00:00,19</text:p>
          </table:table-cell>
          <table:table-cell/>
          <table:table-cell table:formula="of:=AVERAGE([.C4];[.F4];[.I4])" office:value-type="time" office:time-value="PT00H00M00.343333S">
            <text:p>00:00,34</text:p>
          </table:table-cell>
          <table:table-cell table:formula="of:=AVERAGE([.D4];[.G4];[.J4])" office:value-type="float" office:value="51901">
            <text:p>51901</text:p>
          </table:table-cell>
          <table:table-cell table:formula="of:=AVERAGE([.E4];[.H4];[.K4])" office:value-type="time" office:time-value="PT00H00M00.183333S">
            <text:p>00:00,18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2.72S">
            <text:p>00:02,72</text:p>
          </table:table-cell>
          <table:table-cell office:value-type="float" office:value="343439">
            <text:p>343439</text:p>
          </table:table-cell>
          <table:table-cell office:value-type="time" office:time-value="PT00H00M01.39S">
            <text:p>00:01,39</text:p>
          </table:table-cell>
          <table:table-cell office:value-type="time" office:time-value="PT00H00M02.71S">
            <text:p>00:02,71</text:p>
          </table:table-cell>
          <table:table-cell office:value-type="float" office:value="343439">
            <text:p>343439</text:p>
          </table:table-cell>
          <table:table-cell office:value-type="time" office:time-value="PT00H00M01.4S">
            <text:p>00:01,40</text:p>
          </table:table-cell>
          <table:table-cell office:value-type="time" office:time-value="PT00H00M02.72S">
            <text:p>00:02,72</text:p>
          </table:table-cell>
          <table:table-cell office:value-type="float" office:value="343439">
            <text:p>343439</text:p>
          </table:table-cell>
          <table:table-cell office:value-type="time" office:time-value="PT00H00M01.4S">
            <text:p>00:01,40</text:p>
          </table:table-cell>
          <table:table-cell/>
          <table:table-cell table:formula="of:=AVERAGE([.C5];[.F5];[.I5])" office:value-type="time" office:time-value="PT00H00M02.716667S">
            <text:p>00:02,72</text:p>
          </table:table-cell>
          <table:table-cell table:formula="of:=AVERAGE([.D5];[.G5];[.J5])" office:value-type="float" office:value="343439">
            <text:p>343439</text:p>
          </table:table-cell>
          <table:table-cell table:formula="of:=AVERAGE([.E5];[.H5];[.K5])" office:value-type="time" office:time-value="PT00H00M01.396667S">
            <text:p>00:01,40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1.95S">
            <text:p>00:01,95</text:p>
          </table:table-cell>
          <table:table-cell office:value-type="float" office:value="196319">
            <text:p>196319</text:p>
          </table:table-cell>
          <table:table-cell office:value-type="time" office:time-value="PT00H00M00.98S">
            <text:p>00:00,98</text:p>
          </table:table-cell>
          <table:table-cell office:value-type="time" office:time-value="PT00H00M01.94S">
            <text:p>00:01,94</text:p>
          </table:table-cell>
          <table:table-cell office:value-type="float" office:value="196319">
            <text:p>196319</text:p>
          </table:table-cell>
          <table:table-cell office:value-type="time" office:time-value="PT00H00M00.98S">
            <text:p>00:00,98</text:p>
          </table:table-cell>
          <table:table-cell office:value-type="time" office:time-value="PT00H00M01.95S">
            <text:p>00:01,95</text:p>
          </table:table-cell>
          <table:table-cell office:value-type="float" office:value="196319">
            <text:p>196319</text:p>
          </table:table-cell>
          <table:table-cell office:value-type="time" office:time-value="PT00H00M00.98S">
            <text:p>00:00,98</text:p>
          </table:table-cell>
          <table:table-cell/>
          <table:table-cell table:formula="of:=AVERAGE([.C6];[.F6];[.I6])" office:value-type="time" office:time-value="PT00H00M01.946667S">
            <text:p>00:01,95</text:p>
          </table:table-cell>
          <table:table-cell table:formula="of:=AVERAGE([.D6];[.G6];[.J6])" office:value-type="float" office:value="196319">
            <text:p>196319</text:p>
          </table:table-cell>
          <table:table-cell table:formula="of:=AVERAGE([.E6];[.H6];[.K6])" office:value-type="time" office:time-value="PT00H00M00.98S">
            <text:p>00:00,98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office:value-type="string">
            <text:p>TEXT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OK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4">
          <table:table-cell office:value-type="string">
            <text:p>50k</text:p>
          </table:table-cell>
          <table:table-cell office:value-type="string">
            <text:p>Kurz</text:p>
          </table:table-cell>
          <table:table-cell office:value-type="time" office:time-value="PT00H00M00.07S">
            <text:p>00:00,07</text:p>
          </table:table-cell>
          <table:table-cell office:value-type="float" office:value="17631">
            <text:p>17631</text:p>
          </table:table-cell>
          <table:table-cell office:value-type="time" office:time-value="PT00H00M00.05S">
            <text:p>00:00,05</text:p>
          </table:table-cell>
          <table:table-cell office:value-type="time" office:time-value="PT00H00M00.07S">
            <text:p>00:00,07</text:p>
          </table:table-cell>
          <table:table-cell office:value-type="float" office:value="17631">
            <text:p>17631</text:p>
          </table:table-cell>
          <table:table-cell office:value-type="time" office:time-value="PT00H00M00.05S">
            <text:p>00:00,05</text:p>
          </table:table-cell>
          <table:table-cell office:value-type="time" office:time-value="PT00H00M00.07S">
            <text:p>00:00,07</text:p>
          </table:table-cell>
          <table:table-cell office:value-type="float" office:value="17631">
            <text:p>17631</text:p>
          </table:table-cell>
          <table:table-cell office:value-type="time" office:time-value="PT00H00M00.04S">
            <text:p>00:00,04</text:p>
          </table:table-cell>
          <table:table-cell/>
          <table:table-cell table:formula="of:=AVERAGE([.C10];[.F10];[.I10])" office:value-type="time" office:time-value="PT00H00M00.07S">
            <text:p>00:00,07</text:p>
          </table:table-cell>
          <table:table-cell table:formula="of:=AVERAGE([.D10];[.G10];[.J10])" office:value-type="float" office:value="17631">
            <text:p>17631</text:p>
          </table:table-cell>
          <table:table-cell table:formula="of:=AVERAGE([.E10];[.H10];[.K10])" office:value-type="time" office:time-value="PT00H00M00.046667S">
            <text:p>00:00,05</text:p>
          </table:table-cell>
        </table:table-row>
        <table:table-row table:style-name="ro4">
          <table:table-cell office:value-type="string">
            <text:p>100k</text:p>
          </table:table-cell>
          <table:table-cell office:value-type="string">
            <text:p>Kurtz</text:p>
          </table:table-cell>
          <table:table-cell office:value-type="time" office:time-value="PT00H00M00.11S">
            <text:p>00:00,11</text:p>
          </table:table-cell>
          <table:table-cell office:value-type="float" office:value="25312">
            <text:p>25312</text:p>
          </table:table-cell>
          <table:table-cell office:value-type="time" office:time-value="PT00H00M00.07S">
            <text:p>00:00,07</text:p>
          </table:table-cell>
          <table:table-cell office:value-type="time" office:time-value="PT00H00M00.11S">
            <text:p>00:00,11</text:p>
          </table:table-cell>
          <table:table-cell office:value-type="float" office:value="25312">
            <text:p>25312</text:p>
          </table:table-cell>
          <table:table-cell office:value-type="time" office:time-value="PT00H00M00.06S">
            <text:p>00:00,06</text:p>
          </table:table-cell>
          <table:table-cell office:value-type="time" office:time-value="PT00H00M00.11S">
            <text:p>00:00,11</text:p>
          </table:table-cell>
          <table:table-cell office:value-type="float" office:value="25312">
            <text:p>25312</text:p>
          </table:table-cell>
          <table:table-cell office:value-type="time" office:time-value="PT00H00M00.07S">
            <text:p>00:00,07</text:p>
          </table:table-cell>
          <table:table-cell/>
          <table:table-cell table:formula="of:=AVERAGE([.C11];[.F11];[.I11])" office:value-type="time" office:time-value="PT00H00M00.11S">
            <text:p>00:00,11</text:p>
          </table:table-cell>
          <table:table-cell table:formula="of:=AVERAGE([.D11];[.G11];[.J11])" office:value-type="float" office:value="25312">
            <text:p>25312</text:p>
          </table:table-cell>
          <table:table-cell table:formula="of:=AVERAGE([.E11];[.H11];[.K11])" office:value-type="time" office:time-value="PT00H00M00.066667S">
            <text:p>00:00,07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office:value-type="time" office:time-value="PT00H00M00.62S">
            <text:p>00:00,62</text:p>
          </table:table-cell>
          <table:table-cell office:value-type="float" office:value="172850">
            <text:p>172850</text:p>
          </table:table-cell>
          <table:table-cell office:value-type="time" office:time-value="PT00H00M00.35S">
            <text:p>00:00,35</text:p>
          </table:table-cell>
          <table:table-cell office:value-type="time" office:time-value="PT00H00M00.62S">
            <text:p>00:00,62</text:p>
          </table:table-cell>
          <table:table-cell office:value-type="float" office:value="172850">
            <text:p>172850</text:p>
          </table:table-cell>
          <table:table-cell office:value-type="time" office:time-value="PT00H00M00.35S">
            <text:p>00:00,35</text:p>
          </table:table-cell>
          <table:table-cell office:value-type="time" office:time-value="PT00H00M00.62S">
            <text:p>00:00,62</text:p>
          </table:table-cell>
          <table:table-cell office:value-type="float" office:value="172850">
            <text:p>172850</text:p>
          </table:table-cell>
          <table:table-cell office:value-type="time" office:time-value="PT00H00M00.35S">
            <text:p>00:00,35</text:p>
          </table:table-cell>
          <table:table-cell/>
          <table:table-cell table:formula="of:=AVERAGE([.C12];[.F12];[.I12])" office:value-type="time" office:time-value="PT00H00M00.62S">
            <text:p>00:00,62</text:p>
          </table:table-cell>
          <table:table-cell table:formula="of:=AVERAGE([.D12];[.G12];[.J12])" office:value-type="float" office:value="172850">
            <text:p>172850</text:p>
          </table:table-cell>
          <table:table-cell table:formula="of:=AVERAGE([.E12];[.H12];[.K12])" office:value-type="time" office:time-value="PT00H00M00.35S">
            <text:p>00:00,35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office:value-type="time" office:time-value="PT00H00M00.83S">
            <text:p>00:00,83</text:p>
          </table:table-cell>
          <table:table-cell office:value-type="float" office:value="217137">
            <text:p>217137</text:p>
          </table:table-cell>
          <table:table-cell office:value-type="time" office:time-value="PT00H00M00.44S">
            <text:p>00:00,44</text:p>
          </table:table-cell>
          <table:table-cell office:value-type="time" office:time-value="PT00H00M00.83S">
            <text:p>00:00,83</text:p>
          </table:table-cell>
          <table:table-cell office:value-type="float" office:value="217137">
            <text:p>217137</text:p>
          </table:table-cell>
          <table:table-cell office:value-type="time" office:time-value="PT00H00M00.44S">
            <text:p>00:00,44</text:p>
          </table:table-cell>
          <table:table-cell office:value-type="time" office:time-value="PT00H00M00.84S">
            <text:p>00:00,84</text:p>
          </table:table-cell>
          <table:table-cell office:value-type="float" office:value="217137">
            <text:p>217137</text:p>
          </table:table-cell>
          <table:table-cell office:value-type="time" office:time-value="PT00H00M00.44S">
            <text:p>00:00,44</text:p>
          </table:table-cell>
          <table:table-cell/>
          <table:table-cell table:formula="of:=AVERAGE([.C13];[.F13];[.I13])" office:value-type="time" office:time-value="PT00H00M00.833333S">
            <text:p>00:00,83</text:p>
          </table:table-cell>
          <table:table-cell table:formula="of:=AVERAGE([.D13];[.G13];[.J13])" office:value-type="float" office:value="217137">
            <text:p>217137</text:p>
          </table:table-cell>
          <table:table-cell table:formula="of:=AVERAGE([.E13];[.H13];[.K13])" office:value-type="time" office:time-value="PT00H00M00.44S">
            <text:p>00:00,44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Hoja3" table:style-name="ta1"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3"/>
        <table:table-column table:style-name="co6" table:default-cell-style-name="ce2"/>
        <table:table-row table:style-name="ro3">
          <table:table-cell office:value-type="string">
            <text:p>DATA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table:style-name="Default"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formula="of:=AVERAGE([Hoja1.M3];[Hoja2.M3])" office:value-type="time" office:time-value="PT00H00M00.12S">
            <text:p>00:00,12</text:p>
          </table:table-cell>
          <table:table-cell table:formula="of:=AVERAGE([Hoja1.N3];[Hoja2.N3])" office:value-type="float" office:value="32746.5">
            <text:p>32747</text:p>
          </table:table-cell>
          <table:table-cell table:formula="of:=AVERAGE([Hoja1.O3];[Hoja2.O3])" office:value-type="time" office:time-value="PT00H00M00.058333S">
            <text:p>00:00,06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formula="of:=AVERAGE([Hoja1.M4];[Hoja2.M4])" office:value-type="time" office:time-value="PT00H00M00.346667S">
            <text:p>00:00,35</text:p>
          </table:table-cell>
          <table:table-cell table:formula="of:=AVERAGE([Hoja1.N4];[Hoja2.N4])" office:value-type="float" office:value="58194.5">
            <text:p>58195</text:p>
          </table:table-cell>
          <table:table-cell table:formula="of:=AVERAGE([Hoja1.O4];[Hoja2.O4])" office:value-type="time" office:time-value="PT00H00M00.176667S">
            <text:p>00:00,18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formula="of:=AVERAGE([Hoja1.M5];[Hoja2.M5])" office:value-type="time" office:time-value="PT00H00M02.033333S">
            <text:p>00:02,03</text:p>
          </table:table-cell>
          <table:table-cell table:formula="of:=AVERAGE([Hoja1.N5];[Hoja2.N5])" office:value-type="float" office:value="231253.5">
            <text:p>231254</text:p>
          </table:table-cell>
          <table:table-cell table:formula="of:=AVERAGE([Hoja1.O5];[Hoja2.O5])" office:value-type="time" office:time-value="PT00H00M01.068333S">
            <text:p>00:01,07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formula="of:=AVERAGE([Hoja1.M6];[Hoja2.M6])" office:value-type="time" office:time-value="PT00H00M02.633333S">
            <text:p>00:02,63</text:p>
          </table:table-cell>
          <table:table-cell table:formula="of:=AVERAGE([Hoja1.N6];[Hoja2.N6])" office:value-type="float" office:value="289596.5">
            <text:p>289597</text:p>
          </table:table-cell>
          <table:table-cell table:formula="of:=AVERAGE([Hoja1.O6];[Hoja2.O6])" office:value-type="time" office:time-value="PT00H00M01.36S">
            <text:p>00:01,36</text:p>
          </table:table-cell>
        </table:table-row>
        <table:table-row table:style-name="ro3">
          <table:table-cell table:number-columns-repeated="2"/>
          <table:table-cell table:style-name="Default" table:number-columns-repeated="3"/>
        </table:table-row>
        <table:table-row table:style-name="ro3">
          <table:table-cell office:value-type="string">
            <text:p>TEXT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2"/>
          <table:table-cell table:style-name="Default" office:value-type="string">
            <text:p>Time</text:p>
          </table:table-cell>
          <table:table-cell table:style-name="Default" office:value-type="string">
            <text:p>Space</text:p>
          </table:table-cell>
          <table:table-cell table:style-name="Default" office:value-type="string">
            <text:p>Dec. Time</text:p>
          </table:table-cell>
        </table:table-row>
        <table:table-row table:style-name="ro2">
          <table:table-cell office:value-type="string">
            <text:p>50k</text:p>
          </table:table-cell>
          <table:table-cell office:value-type="string">
            <text:p>Kurtz</text:p>
          </table:table-cell>
          <table:table-cell table:formula="of:=AVERAGE([Hoja1.M10];[Hoja2.M10])" office:value-type="time" office:time-value="PT00H00M00.07S">
            <text:p>00:00,07</text:p>
          </table:table-cell>
          <table:table-cell table:formula="of:=AVERAGE([Hoja1.N10];[Hoja2.N10])" office:value-type="float" office:value="12514">
            <text:p>12514</text:p>
          </table:table-cell>
          <table:table-cell table:formula="of:=AVERAGE([Hoja1.O10];[Hoja2.O10])" office:value-type="time" office:time-value="PT00H00M00.033333S">
            <text:p>00:00,03</text:p>
          </table:table-cell>
        </table:table-row>
        <table:table-row table:style-name="ro2">
          <table:table-cell office:value-type="string">
            <text:p>100k</text:p>
          </table:table-cell>
          <table:table-cell office:value-type="string">
            <text:p>Kurtz</text:p>
          </table:table-cell>
          <table:table-cell table:formula="of:=AVERAGE([Hoja1.M11];[Hoja2.M11])" office:value-type="time" office:time-value="PT00H00M00.135S">
            <text:p>00:00,14</text:p>
          </table:table-cell>
          <table:table-cell table:formula="of:=AVERAGE([Hoja1.N11];[Hoja2.N11])" office:value-type="float" office:value="26836">
            <text:p>26836</text:p>
          </table:table-cell>
          <table:table-cell table:formula="of:=AVERAGE([Hoja1.O11];[Hoja2.O11])" office:value-type="time" office:time-value="PT00H00M00.073333S">
            <text:p>00:00,07</text:p>
          </table:table-cell>
        </table:table-row>
        <table:table-row table:style-name="ro2">
          <table:table-cell office:value-type="string">
            <text:p>600k</text:p>
          </table:table-cell>
          <table:table-cell office:value-type="string">
            <text:p>Kurtz</text:p>
          </table:table-cell>
          <table:table-cell table:formula="of:=AVERAGE([Hoja1.M12];[Hoja2.M12])" office:value-type="time" office:time-value="PT00H00M00.63S">
            <text:p>00:00,63</text:p>
          </table:table-cell>
          <table:table-cell table:formula="of:=AVERAGE([Hoja1.N12];[Hoja2.N12])" office:value-type="float" office:value="114265.5">
            <text:p>114266</text:p>
          </table:table-cell>
          <table:table-cell table:formula="of:=AVERAGE([Hoja1.O12];[Hoja2.O12])" office:value-type="time" office:time-value="PT00H00M00.325S">
            <text:p>00:00,33</text:p>
          </table:table-cell>
        </table:table-row>
        <table:table-row table:style-name="ro2">
          <table:table-cell office:value-type="string">
            <text:p>1m</text:p>
          </table:table-cell>
          <table:table-cell office:value-type="string">
            <text:p>Kurtz</text:p>
          </table:table-cell>
          <table:table-cell table:formula="of:=AVERAGE([Hoja1.M13];[Hoja2.M13])" office:value-type="time" office:time-value="PT00H00M00.961667S">
            <text:p>00:00,96</text:p>
          </table:table-cell>
          <table:table-cell table:formula="of:=AVERAGE([Hoja1.N13];[Hoja2.N13])" office:value-type="float" office:value="166674">
            <text:p>166674</text:p>
          </table:table-cell>
          <table:table-cell table:formula="of:=AVERAGE([Hoja1.O13];[Hoja2.O13])" office:value-type="time" office:time-value="PT00H00M00.565S">
            <text:p>00:00,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02:21: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7T02:22:59</dc:date>
    <meta:generator>LibreOffice/4.0.4.2$Linux_X86_64 LibreOffice_project/400m0$Build-2</meta:generator>
    <meta:editing-duration>PT14M26S</meta:editing-duration>
    <meta:editing-cycles>5</meta:editing-cycles>
    <meta:document-statistic meta:table-count="3" meta:cell-count="306" meta:object-count="0"/>
  </office:meta>
</office:document-meta>
</file>